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ew Wine <text:s/></text:p>
      <text:p text:style-name="P1"/>
      <text:p text:style-name="P1">31/7/25 </text:p>
      <text:p text:style-name="P1"/>
      <text:p text:style-name="P1">ok …...New Wine is £70 whereas Keswick is fre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7-31T13:28:25.74</meta:creation-date>
    <meta:document-statistic meta:table-count="0" meta:image-count="0" meta:object-count="0" meta:page-count="1" meta:paragraph-count="3" meta:word-count="12" meta:character-count="66"/>
    <dc:date>2025-07-31T13:29:48.68</dc:date>
    <meta:editing-duration>PT1M23S</meta:editing-duration>
    <meta:editing-cycles>1</meta:editing-cycles>
    <meta:generator>OpenOffice/4.1.15$Win32 OpenOffice.org_project/4115m2$Build-9813</meta:generator>
  </office:meta>
</office:document-meta>
</file>